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automatic-styles>
    <style:style style:name="P1" style:family="paragraph">
      <style:text-properties fo:language="lv" fo:country="LV"/>
    </style:style>
    <style:style style:name="P2" style:family="paragraph" style:parent-style-name="Preformatted_20_Text">
      <style:text-properties fo:language="lv" fo:country="LV"/>
    </style:style>
    <style:style style:name="P3" style:family="paragraph" style:parent-style-name="Preformatted_20_Text">
      <style:text-properties fo:language="lv" fo:country="LV" officeooo:rsid="0005576f" officeooo:paragraph-rsid="0005576f"/>
    </style:style>
    <style:style style:name="P4" style:family="paragraph">
      <style:text-properties fo:language="lv" fo:country="LV" officeooo:rsid="00084b00" officeooo:paragraph-rsid="00084b00"/>
    </style:style>
    <style:style style:name="P5" style:family="paragraph" style:parent-style-name="Preformatted_20_Text">
      <style:text-properties fo:language="lv" fo:country="LV" officeooo:rsid="00084b00" officeooo:paragraph-rsid="00084b00"/>
    </style:style>
    <style:style style:name="P6" style:family="paragraph" style:parent-style-name="Preformatted_20_Text">
      <style:text-properties fo:language="lv" fo:country="LV" officeooo:rsid="000936eb" officeooo:paragraph-rsid="000936eb"/>
    </style:style>
    <style:style style:name="P7" style:family="paragraph" style:parent-style-name="Preformatted_20_Text">
      <style:text-properties fo:language="lv" fo:country="LV" officeooo:rsid="0009b73f" officeooo:paragraph-rsid="0009b73f"/>
    </style:style>
    <style:style style:name="P8" style:family="paragraph">
      <style:text-properties fo:language="lv" fo:country="LV" officeooo:rsid="0011b375" officeooo:paragraph-rsid="0011b375"/>
    </style:style>
    <style:style style:name="P9" style:family="paragraph" style:parent-style-name="Preformatted_20_Text">
      <style:text-properties fo:language="en" fo:country="US" officeooo:rsid="000c4817" officeooo:paragraph-rsid="000c4817"/>
    </style:style>
    <style:style style:name="P10" style:family="paragraph" style:parent-style-name="Standard">
      <style:text-properties officeooo:rsid="00040fed" officeooo:paragraph-rsid="00040fed"/>
    </style:style>
    <style:style style:name="P11" style:family="paragraph" style:parent-style-name="Standard">
      <style:text-properties officeooo:rsid="00040fed" officeooo:paragraph-rsid="0005576f"/>
    </style:style>
    <style:style style:name="T1" style:family="text">
      <style:text-properties fo:language="lv" fo:country="LV"/>
    </style:style>
    <style:style style:name="T2" style:family="text">
      <style:text-properties fo:language="lv" fo:country="LV" officeooo:rsid="000e2585"/>
    </style:style>
    <style:style style:name="T3" style:family="text">
      <style:text-properties fo:language="lv" fo:country="LV" officeooo:rsid="00102086"/>
    </style:style>
    <style:style style:name="T4" style:family="text">
      <style:text-properties officeooo:rsid="0005576f"/>
    </style:style>
    <style:style style:name="T5" style:family="text">
      <style:text-properties style:font-name="Liberation Mono" fo:font-size="10pt" style:font-name-asian="NSimSun1" style:font-size-asian="10pt" style:font-name-complex="Liberation Mono" style:font-size-complex="10pt"/>
    </style:style>
    <style:style style:name="T6" style:family="text">
      <style:text-properties style:font-name="Liberation Mono" fo:font-size="10pt" officeooo:rsid="0005576f" style:font-name-asian="NSimSun1" style:font-size-asian="10pt" style:font-name-complex="Liberation Mono" style:font-size-complex="10pt"/>
    </style:style>
    <style:style style:name="T7" style:family="text">
      <style:text-properties officeooo:rsid="000936eb"/>
    </style:style>
    <style:style style:name="T8" style:family="text">
      <style:text-properties officeooo:rsid="000b500b"/>
    </style:style>
    <style:style style:name="T9" style:family="text">
      <style:text-properties officeooo:rsid="000f1203"/>
    </style:style>
    <style:style style:name="T10" style:family="text">
      <style:text-properties officeooo:rsid="00107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akstisk<text:span text:style-name="T1">ā daļa</text:span></text:p>
      <text:p text:style-name="P10"><text:span text:style-name="T1">Salon shopping cart veidošana</text:span></text:p>
      <text:p text:style-name="P10"><text:span text:style-name="T1"/></text:p>
      <text:p text:style-name="P10"><text:span text:style-name="T1">1. Izveidoju datu baze salon_cart_system. Pievienoju trīs tabulas.</text:span></text:p>
      <text:p text:style-name="P10"><text:span text:style-name="T1">Tabula cart sastāv no sekojošiem laukiem:</text:span></text:p>
      <text:p text:style-name="P10"><text:span text:style-name="T1">CREATE TABLE `cart` (<text:line-break/> <text:s/>`id` int(11) NOT NULL AUTO_INCREMENT,<text:line-break/> <text:s/>`product_name` varchar(45) NOT NULL,<text:line-break/> <text:s/>`product_price` varchar(45) NOT NULL,<text:line-break/> <text:s/>`product_image` varchar(255) NOT NULL,<text:line-break/> <text:s/>`qty` int(10) NOT NULL,<text:line-break/> <text:s/>`total_price` varchar(100) NOT NULL,<text:line-break/> <text:s/>`product_code` varchar(20) NOT NULL,<text:line-break/> <text:s/>PRIMARY KEY (`id`)<text:line-break/>) ENGINE=InnoDB DEFAULT CHARSET=utf8;<text:line-break/><text:line-break/>Tabula orders sastāv no sekojošiem laukiem:</text:span></text:p>
      <text:p text:style-name="P10"><text:span text:style-name="T1">sastāv no sekojošiem laukiem:</text:span></text:p>
      <text:p text:style-name="P10"><text:span text:style-name="T1">CREATE TABLE `orders` (<text:line-break/> <text:s/>`id` int(11) NOT NULL AUTO_INCREMENT,<text:line-break/> <text:s/>`name` varchar(45) NOT NULL,<text:line-break/> <text:s/>`email` varchar(45) NOT NULL,<text:line-break/> <text:s/>`phone` varchar(45) NOT NULL,<text:line-break/> <text:s/>`address` varchar(255) NOT NULL,<text:line-break/> <text:s/>`pmode` varchar(45) NOT NULL,<text:line-break/> <text:s/>`products` varchar(255) NOT NULL,<text:line-break/> <text:s/>`amount_paid` varchar(100) NOT NULL,<text:line-break/> <text:s/>PRIMARY KEY (`id`)<text:line-break/>) ENGINE=InnoDB DEFAULT CHARSET=utf8;</text:span></text:p>
      <text:p text:style-name="P10"><text:span text:style-name="T1"/></text:p>
      <text:p text:style-name="P10"><text:span text:style-name="T1">Tabula product sastāv no sekojošiem laukiem:</text:span></text:p>
      <text:p text:style-name="P11"><text:span text:style-name="T1">CREATE TABLE `product` (<text:line-break/> <text:s/>`id` int(11) NOT NULL AUTO_INCREMENT,<text:line-break/> <text:s/>`product_name` varchar(45) NOT NULL,<text:line-break/> <text:s/>`product_price` varchar(100) NOT NULL,<text:line-break/> <text:s/>`product_qty` int(11) NOT NULL,<text:line-break/> <text:s/>`product_image` varchar(255) NOT NULL,<text:line-break/> <text:s/>`product_code` varchar(45) NOT NULL,<text:line-break/> <text:s/>PRIMARY KEY (`id`)<text:line-break/>) ENGINE=InnoDB AUTO_INCREMENT=3 DEFAULT CHARSET=utf8;</text:span></text:p>
      <text:p text:style-name="P11"><text:span text:style-name="T1"/></text:p>
      <text:p text:style-name="P2">Es saglabāju attēlu mapi <text:span text:style-name="T4">ar nosaukumu image </text:span>sava projekta saknes direktorijā ar <text:span text:style-name="T4">pagaidam diviem</text:span> attēliem. <text:bookmark text:name="tw-target-text"/>Produktu tabulā autors pievienoja pagaidam divu produktu foto un inform<text:span text:style-name="T4">ā</text:span>ciju.</text:p>
      <text:p text:style-name="P2"/>
      <text:p text:style-name="P2"><text:span text:style-name="T6">A</text:span>ttēla ceļu kolonnā product_image <text:span text:style-name="T4">noradīju kā image/attēla_nosaukums.jpg.</text:span></text:p>
      <text:p text:style-name="P3">Nākamajā solī veidoju savienojumu ar datu bāzi, izmantojot sekojošo kodu:</text:p>
      <text:p text:style-name="P3">&lt;?php</text:p>
      <text:p text:style-name="P3"><text:tab/>$conn = new mysqli("localhost","root","","salon_cart_system");</text:p>
      <text:p text:style-name="P3"><text:tab/>if($conn-&gt;connect_error){</text:p>
      <text:p text:style-name="P3"><text:soft-page-break/><text:tab/><text:tab/>die("Connection Failed!".$conn-&gt;connect_error);</text:p>
      <text:p text:style-name="P3"><text:tab/>}</text:p>
      <text:p text:style-name="P3">?&gt;</text:p>
      <text:p text:style-name="P2"/>
      <text:p text:style-name="P2">Nākamajā solī autors izveidoja jaunu sākumlapas failu index.php projekta direktorijas saknē. Šajā failā noformēsim navigācijas joslu augšpusē un pēc tam izgūsim visus produktus no datubāzes un parādīsim tos šajā lapā ar produkta informāciju un pogu “Pievienot grozam”. </text:p>
      <text:p text:style-name="P2"/>
      <text:p text:style-name="P5">Produktu att<text:span text:style-name="T8">ē</text:span>lošanai tika izmanots bootstrap card komponents.</text:p>
      <text:p text:style-name="P5"><text:s/>&lt;div class="card-deck"&gt;</text:p>
      <text:p text:style-name="P5">Attēla atspoguļošanai izmantoju <text:span text:style-name="T5">klase:</text:span> class="card-img-top" height="250", ar aug<text:span text:style-name="T7">s</text:span>tumu 250px.</text:p>
      <text:p text:style-name="P7">Datu apstradei izmantoju input type="hidden".</text:p>
      <text:p text:style-name="P2"><text:bookmark text:name="tw-target-text2"/>Esmu arī nosūtīj<text:span text:style-name="T9">usi</text:span> serverim dažus pieprasījumus, izmantojot jQuery — Ajax.</text:p>
      <text:p text:style-name="P7"/>
      <text:p text:style-name="P6">Izmantoju javascript lai ielādēt kopējo grozā pievienoto preču skaitu un parādīt navigācijas joslā, grozā.</text:p>
      <text:p text:style-name="P6"/>
      <text:p text:style-name="P6"><text:s text:c="2"/>function load_cart_item_number() {</text:p>
      <text:p text:style-name="P6"><text:s text:c="6"/>$.ajax({</text:p>
      <text:p text:style-name="P6"><text:s text:c="8"/>url: 'action.php',</text:p>
      <text:p text:style-name="P6"><text:s text:c="8"/>method: 'get',</text:p>
      <text:p text:style-name="P6"><text:s text:c="8"/>data: {</text:p>
      <text:p text:style-name="P6"><text:s text:c="10"/>cartItem: "cart_item"</text:p>
      <text:p text:style-name="P6"><text:s text:c="8"/>},</text:p>
      <text:p text:style-name="P6"><text:s text:c="8"/>success: function(response) {</text:p>
      <text:p text:style-name="P6"><text:s text:c="10"/>$("#cart-item").html(response);</text:p>
      <text:p text:style-name="P6"><text:s text:c="8"/>}</text:p>
      <text:p text:style-name="P6"><text:s text:c="6"/>});</text:p>
      <text:p text:style-name="P6"><text:s text:c="4"/>}</text:p>
      <text:p text:style-name="P9">Izveidoju kontu <text:a xlink:type="simple" xlink:href="https://fontawesome.com/" text:style-name="Internet_20_link" text:visited-style-name="Visited_20_Internet_20_Link">https://fontawesome.com/</text:a> vietn<text:span text:style-name="T1">ē, lai </text:span><text:span text:style-name="T2">pievienot projektam </text:span><text:span text:style-name="T1">dažāda veida ikonas </text:span><text:span text:style-name="T3">navigācijas joslā</text:span><text:span text:style-name="T1">.</text:span></text:p>
      <text:p text:style-name="P9"><text:span text:style-name="T1"/></text:p>
      <text:p text:style-name="P2"><text:bookmark text:name="tw-target-text3"/>Talāk, autore izveidoja jaunu action.php failu projekta direktorijas saknē. Šajā failā ierakstīsim visas darbības, piemēram, preces pievienošanu grozam, preču izņemšanu no groza, izrakstīšanos.</text:p>
      <text:p text:style-name="Preformatted_20_Text">Pie katra produkta ir “Add to cart” poga, pēc klikšķa uz kuras notiek izvēlēta produkta pievienošana grozam. </text:p>
      <text:p text:style-name="P9"><text:span text:style-name="T1"/></text:p>
      <text:p text:style-name="P6"/>
      <text:p text:style-name="P6"/>
      <text:p text:style-name="P5"/>
      <text:p text:style-name="P3"/>
      <text:p text:style-name="P2"/>
      <text:p text:style-name="P2"/>
      <text:p text:style-name="P2"/>
      <text:p text:style-name="Standard"><text:span text:style-name="T1"><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8T15:38:04.618000000</meta:creation-date>
    <dc:date>2022-03-01T10:56:52.897000000</dc:date>
    <meta:editing-duration>PT2H16M28S</meta:editing-duration>
    <meta:editing-cycles>11</meta:editing-cycles>
    <meta:generator>LibreOffice/7.2.2.2$Windows_X86_64 LibreOffice_project/02b2acce88a210515b4a5bb2e46cbfb63fe97d56</meta:generator>
    <meta:document-statistic meta:table-count="0" meta:image-count="0" meta:object-count="0" meta:page-count="2" meta:paragraph-count="41" meta:word-count="364" meta:character-count="3124" meta:non-whitespace-character-count="2654"/>
  </office:meta>
</office:document-meta>
</file>